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30pt" style:font-size-asian="26.25pt" style:font-size-complex="30pt"/>
    </style:style>
    <style:style style:name="P2" style:family="paragraph" style:parent-style-name="Standard">
      <style:paragraph-properties fo:text-align="start" style:justify-single-word="false"/>
      <style:text-properties fo:font-size="14pt" style:font-size-asian="12.25pt" style:font-size-complex="14pt"/>
    </style:style>
    <style:style style:name="P3"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style="normal" fo:font-weight="normal"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center" style:justify-single-word="false"/>
      <style:text-properties fo:font-size="22pt" style:font-size-asian="19.25pt" style:font-size-complex="22pt"/>
    </style:style>
    <style:style style:name="P7" style:family="paragraph" style:parent-style-name="Standard">
      <style:paragraph-properties fo:text-align="center" style:justify-single-word="false"/>
      <style:text-properties fo:font-size="22pt" fo:font-weight="bold" style:font-size-asian="19.25pt" style:font-weight-asian="bold" style:font-size-complex="22pt" style:font-weight-complex="bold"/>
    </style:style>
    <style:style style:name="P8" style:family="paragraph" style:parent-style-name="Standard" style:list-style-name="L1">
      <style:paragraph-properties fo:text-align="start" style:justify-single-word="false"/>
      <style:text-properties fo:font-size="14pt" fo:font-weight="bold"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style="normal" fo:font-weight="normal" style:font-size-asian="12.25pt" style:font-style-asian="normal" style:font-weight-asian="normal" style:font-size-complex="14pt" style:font-style-complex="normal" style:font-weight-complex="normal"/>
    </style:style>
    <style:style style:name="P10" style:family="paragraph" style:parent-style-name="Standard" style:list-style-name="L2">
      <style:paragraph-properties fo:text-align="start" style:justify-single-word="false"/>
      <style:text-properties fo:font-size="14pt" fo:font-style="normal" fo:font-weight="normal" style:font-size-asian="12.25pt" style:font-style-asian="normal" style:font-weight-asian="normal" style:font-size-complex="14pt" style:font-style-complex="normal" style:font-weight-complex="normal"/>
    </style:style>
    <style:style style:name="P11" style:family="paragraph" style:parent-style-name="Standard" style:list-style-name="L3">
      <style:paragraph-properties fo:text-align="start" style:justify-single-word="false"/>
      <style:text-properties fo:font-size="14pt" fo:font-style="normal" fo:font-weight="normal"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center" style:justify-single-word="false"/>
      <style:text-properties fo:font-size="22pt" fo:font-style="normal" fo:font-weight="normal" style:font-size-asian="19.25pt" style:font-style-asian="normal" style:font-weight-asian="normal" style:font-size-complex="2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zione progetto MP</text:p>
      <text:p text:style-name="P2"/>
      <text:p text:style-name="P2">Studenti membri del gruppo:</text:p>
      <text:p text:style-name="P2">Fedi Gabriele, mail <text:a xlink:type="simple" xlink:href="mailto:gabriele.fedi@stud.unifi.it" text:style-name="Internet_20_link" text:visited-style-name="Visited_20_Internet_20_Link">gabriele.fedi@stud.unifi.it</text:a> immatricolato nell’anno accademico 2017/2018, prima prova superata, seconda non data, esame di programmazione superato, matricola 6357677.</text:p>
      <text:p text:style-name="P2">Gasparri Alessandro, mail <text:a xlink:type="simple" xlink:href="mailto:alessandro.gasparri@stud.unifi.it" text:style-name="Internet_20_link" text:visited-style-name="Visited_20_Internet_20_Link">alessandro.gasparri@stud.unifi.it</text:a> immatricolato nell’anno accademico 2016/2017 nessuna prova in itinere superata, esame di programmazione superato, matricola 6141604.</text:p>
      <text:p text:style-name="P2"/>
      <text:p text:style-name="P6"><text:bookmark-start text:name="__DdeLink__0_1918969676"/>Specifiche esercizio svolto<text:bookmark-end text:name="__DdeLink__0_1918969676"/></text:p>
      <text:p text:style-name="P6"/>
      <text:p text:style-name="P2">Per possibilità di estensione abbiamo scelto di sviluppare un programma che simula il funzionamento di uno shop online. È possibile vedere i prodotti che sono presenti in negozio ed in seguito ad un opportuno login (utente : admin, pwd : admin) <text:s/>inserirne di nuovi o aumentarne la quantità in magazzino, ovviamente è possibile acquistare i prodotti inserendoli prima nel carrello e poi proseguendo all’ordine con la possibilità di scegliere il metodo di pagamento al momento dell’ordine. Il sistema prevede anche l’applicazione di sconti al carrello in base a determinati criteri come ad esempio dei codici riscattabili che vengono inseriti dall’utente (codice: 2018discount). Lo shop dispone di un’interfaccia grafica che rende intuitive le operazioni da eseguire per l’utente. Per quanto riguarda la gestione del carrello possono essere aumentate e diminuite le quantità dei prodotti che sono stati inseriti all’interno di essi ed è inoltre possibile rimuovere un prodotto che non è più desiderato.</text:p>
      <text:p text:style-name="P2">Il pagamento potrà essere effettuato mediante 2 carte, una di debito e una di credito. Il bilancio di entrambe è fissato a 100€, ma a differenza di quella di credito, la prima potrà effettuare acquisti fino a raggiungere un bilancio di -100€.</text:p>
      <text:p text:style-name="P2"/>
      <text:p text:style-name="P6"><text:bookmark-start text:name="__DdeLink__2_1918969676"/>Scelte di design<text:bookmark-end text:name="__DdeLink__2_1918969676"/></text:p>
      <text:p text:style-name="P2"/>
      <text:p text:style-name="P2">L’interfaccia grafica è stata sviluppata utilizzando un apposito tool integrato nell’IDE NetBeans che permette di inserire componenti tramite una GUI apposita e successivamente genera il codice necessario per disegnarle e per interagirci (come ad esempio gli eventi).</text:p>
      <text:p text:style-name="P2"/>
      <text:p text:style-name="P2">Nella realizzazione di questo progetto abbiamo fatto utilizzo di diversi design pattern vediamo adesso quelli più significativi:</text:p>
      <text:list xml:id="list8217836973072268440" text:style-name="L1">
        <text:list-item>
          <text:p text:style-name="P8">Composite<text:span text:style-name="T1">: questo design pattern è stato utilizzato nell’interfaccia Item e nelle sue sottoclassi Product e ItemPack, questo è utile per gestire gli Item nel carrello e differenziare i loro prezzi in base al tipo di prodotti che sono in modo trasparente facendo uso dell’override di alcuni metodi. La funzionalità </text:span><text:soft-page-break/><text:span text:style-name="T1">di creare pacchetti di Item non e stata implementata nel progetto, ma considerando il design delle classi sarebbe molto semplice da aggiungere.</text:span></text:p>
        </text:list-item>
        <text:list-item>
          <text:p text:style-name="P8">Visitor<text:span text:style-name="T1">: per alleggerire le interfacce di alcune operazioni abbiamo implementato i visitor con due interfacce particolari, una per visitare Item e una template. Abbiamo dovuto utilizzare un’interfaccia ItemVisitor perché un visitor di un Item deve poter essere in grado di visitare due oggetti concreti come spiegato nel punto precedente, cosa possibile soltanto se è presente un’interfaccia che prevede l’override di due metodi. Le operazioni che abbiamo implementato con i visitor sono quella per recuperare il prezzo totale di un carrello, le operazioni riguardanti l’incremento e il settaggio della quantità di un determinato Item, il disegno della lista dei prodotti presenti all’interno del carrello.</text:span></text:p>
        </text:list-item>
        <text:list-item>
          <text:p text:style-name="P8">Observer<text:span text:style-name="T1">: Sono stati implementati alcuni osservatori per eseguire l’update di alcuni elementi grafici quali il prezzo totale del carrello sull’interfaccia grafica oppure l’aggiunta di un nuovo prodotto alla lista disponibile, quando si verifica una certa condizione vengono notificati tutti gli osservatori con un codice, questi controllano se il codice corrisponde a quello che è stato provveduto nel loro costruttore e in caso affermativo effettueranno le operazioni per le quali sono stati scritti. Per quanto riguarda l’implementazione di questi abbiamo preferito utilizzare un registro di osservatori che implementa un’interfaccia template MyObservable per la massima riusabilità delle classi, nel registro di osservatori vengono inseriti osservatori che implementano l’interfaccia template MyObserver. Le due interfacce utilizzano i generics, in quanto astraggono dal tipo concreto dell'oggetto da osservare.</text:span></text:p>
        </text:list-item>
        <text:list-item>
          <text:p text:style-name="P8">Decorator<text:span text:style-name="T1">: Il pattern decorator è stato utilizzato per l’applicazione dello sconto, inizialmente il carrello viene inizializzato con uno sconto base che è nullo, quando viene aggiunto uno sconto viene decorato lo sconto nullo in base al tipo di sconto che deve essere aggiunto. In quanto abbiamo “decorato” il metodo che fornisce lo sconto sul prezzo, questo potrebbe essere riscritto in un'altra qualunque classe di decorazione di quel metodo per aggiungere eventuali tipologie di sconti. </text:span></text:p>
        </text:list-item>
        <text:list-item>
          <text:p text:style-name="P8">Strategy<text:span text:style-name="T1">: Implementato insieme al Decorator nel carrello è presente un oggetto di tipo Sale che rappresenta lo sconto che deve essere applicato al carrello, il calcolo dello sconto viene delegato a questo oggetto che al suo interno ha un metodo chiamato getDiscountedPrice che calcola il prezzo finale a partire da uno di partenza applicando tutti gli sconti necessari. Anche il metodo di pagamento è stato gestito col pattern strategy, in quanto nella classe User è prevista una lista di Card. Sarà possibile quindi aggiungere alla lista di carte dell'utente un qualsiasi tipologia concreta di classe che implementi quell'interfaccia.</text:span></text:p>
        </text:list-item>
      </text:list>
      <text:p text:style-name="P4"/>
      <text:p text:style-name="P3"><text:span text:style-name="T1">Abbiamo reso il codice il più possibile leggibile e pulito anche evitando la dipendenza da classi concrete quando possibile, per questione di semplicità abbiamo </text:span><text:soft-page-break/><text:span text:style-name="T1">inserito due classi contenitore all’interno del progetto che non hanno metodi particolari ma servono per racchiudere determinati aspetti in comune, queste due classi sono User e StoreHouse.</text:span><text:span text:style-name="T2"> Le interfacce utilizzate hanno al loro interno soltanto i metodi essenziali che astraggono quello che vogliamo rappresentare, per le altre operazioni come abbiamo spiegato in precedenza è stato utilizzato il pattern visitor.</text:span></text:p>
      <text:p text:style-name="P5">Il progetto è raggruppato in package, ogni classe è all’interno del package opportuno, ad esempio i visitor hanno un loro package che contiene classi concrete ed interfacce, come gli observer. Questo permette di fare anche test per package e controllare più efficientemente dove possono verificarsi degli errori.</text:p>
      <text:p text:style-name="P12"/>
      <text:p text:style-name="P12">UML</text:p>
      <text:p text:style-name="P5">L'UML delle classi del progetto sono disponibili in formato html nella cartella del progetto ai seguenti path:</text:p>
      <text:list xml:id="list4514166133376255320" text:style-name="L2">
        <text:list-item>
          <text:p text:style-name="P10">Uml progetto shopOnline: Relazione/uml/ShopOnline.class.violet.html</text:p>
        </text:list-item>
        <text:list-item>
          <text:p text:style-name="P10">Uml visitors: Relazione/uml/visitors.class.violet.html</text:p>
        </text:list-item>
      </text:list>
      <text:list xml:id="list2505683515266252824" text:style-name="L3">
        <text:list-header>
          <text:p text:style-name="P11"/>
        </text:list-header>
      </text:list>
      <text:p text:style-name="P7"><text:span text:style-name="T2">Test effettuati </text:span><text:span text:style-name="T2">e funzioni implementate</text:span></text:p>
      <text:p text:style-name="P5"/>
      <text:p text:style-name="P3"><text:span text:style-name="T2">Il progetto è dotato di una suite di testing che è stata sviluppata ed estesa a pari passo del progetto stesso, permettendo così di effettuare refactoring del codice quando fosse necessario. I test sono stati effettuati sui metodi della classe, dipendono quindi dalla classe concreta. I test effettuati sono semplici e intuitivi, ad esempio nei test di un get </text:span><text:span text:style-name="T2">qualsiasi viene controllato che l’oggetto ritornato non sia un riferimento nullo e che sia uguale all’oggetto che era stato precedentemente inserito, per gli altri metodi dipende appunto da che effetto devono avere sull’oggetto dal quale vengono richiamati.</text:span></text:p>
      <text:p text:style-name="P5">Le funzioni che sono state implementate sono tutte quelle descritte nella sezione Specifiche di questa rela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26T21:14:06.933146214</meta:creation-date>
    <dc:date>2018-12-27T11:57:39</dc:date>
    <meta:editing-duration>PT1H12M31S</meta:editing-duration>
    <meta:editing-cycles>8</meta:editing-cycles>
    <meta:generator>OpenOffice/4.1.4$Unix OpenOffice.org_project/414m5$Build-9788</meta:generator>
    <dc:creator>Gabriele Fedi</dc:creator>
    <meta:document-statistic meta:table-count="0" meta:image-count="0" meta:object-count="0" meta:page-count="3" meta:paragraph-count="24" meta:word-count="1048" meta:character-count="7205"/>
  </office:meta>
</office:document-meta>
</file>